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EREZ CHANCO FREDI GREGOR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3721435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AÑET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EREZ CHANCO FREDI GREGOR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972143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2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2</text:p>
          </table:table-cell>
          <table:table-cell table:style-name="Tableau1.D2" office:value-type="string">
            <text:p text:style-name="P12">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2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5T21:35:3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